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9c42" officeooo:paragraph-rsid="00412490"/>
    </style:style>
    <style:style style:name="P2" style:family="paragraph" style:parent-style-name="Standard">
      <style:text-properties officeooo:rsid="0042589d" officeooo:paragraph-rsid="0042589d"/>
    </style:style>
    <style:style style:name="P3" style:family="paragraph" style:parent-style-name="Standard">
      <style:text-properties officeooo:rsid="0043a35e" officeooo:paragraph-rsid="0043a35e"/>
    </style:style>
    <style:style style:name="P4" style:family="paragraph" style:parent-style-name="Standard">
      <style:text-properties officeooo:rsid="00448455" officeooo:paragraph-rsid="00448455"/>
    </style:style>
    <style:style style:name="P5" style:family="paragraph" style:parent-style-name="Standard">
      <style:text-properties officeooo:rsid="00466b04" officeooo:paragraph-rsid="00466b04"/>
    </style:style>
    <style:style style:name="P6" style:family="paragraph" style:parent-style-name="Standard">
      <style:text-properties officeooo:rsid="00479baa" officeooo:paragraph-rsid="00479baa"/>
    </style:style>
    <style:style style:name="T1" style:family="text">
      <style:text-properties officeooo:rsid="00412490"/>
    </style:style>
    <style:style style:name="T2" style:family="text">
      <style:text-properties officeooo:rsid="0042589d"/>
    </style:style>
    <style:style style:name="T3" style:family="text">
      <style:text-properties officeooo:rsid="00456c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I can create a tool that will do linkedin for me.</text:span></text:p>
      <text:p text:style-name="P1"><text:span text:style-name="T1">-Studiowanie ACE framework, layer2</text:span><text:line-break/><text:span text:style-name="T2">-Pierwszy layer ACE zajmuje się aspiracjami, misją i etyką</text:span></text:p>
      <text:p text:style-name="P1"/>
      <text:p text:style-name="P5"/>
      <text:p text:style-name="P2">-drugi layer odpowiada za kontrolę tego co się dzieje na świecie zewnętrznym. Zbiera informację za pomocą sensorów i z czasem widzi jak wszystko się zmienia. On tak jakby buduje sobie model świata wokół siebie majac tylko dane opisujące go.</text:p>
      <text:p text:style-name="P3">-Global strategy layer, nie podejmuje decyzji alle jest świadomy swojego otoczenia</text:p>
      <text:p text:style-name="P4">-Poziom 3 zajmuje się tym że agent rozumie samego siebie i <text:s/>co może zrobić. </text:p>
      <text:p text:style-name="P4">-Poziom 3 jest także poziomem który może się sam rozwijać. On może się sam modyfikować by osiągnąć cel <text:span text:style-name="T3">określony w poziomie pierwszym jako misja</text:span></text:p>
      <text:p text:style-name="P5">-Poziom 4 tłumaczy wysokopoziomowe instrukcje na bardziej dokładne informacje jak coś zrobić.</text:p>
      <text:p text:style-name="P6">-Poziom 4 generuje plany działania na podstawie podanych mu informacj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8T20:11:54.643886958</dc:date>
    <meta:editing-duration>PT20H41M32S</meta:editing-duration>
    <meta:editing-cycles>36</meta:editing-cycles>
    <meta:document-statistic meta:table-count="0" meta:image-count="0" meta:object-count="0" meta:page-count="1" meta:paragraph-count="8" meta:word-count="134" meta:character-count="848" meta:non-whitespace-character-count="720"/>
  </office:meta>
</office:document-meta>
</file>